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4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background-color="transparent" style:use-window-font-color="true"/>
    </style:style>
    <style:style style:name="T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background-color="transparent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background-color="transparent" style:use-window-font-color="true"/>
    </style:style>
    <style:style style:name="T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background-color="transparent" style:use-window-font-color="true"/>
    </style:style>
    <style:style style:name="T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background-color="transparent" style:use-window-font-color="true"/>
    </style:style>
    <style:style style:name="T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background-color="transparent" style:use-window-font-color="true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background-color="transparent" style:use-window-font-color="true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left="36.00pt" fo:text-indent="-18.00pt" fo:margin-bottom="10.00pt">
        <style:tab-stops>
          <style:tab-stop style:position="0.00pt"/>
        </style:tab-stops>
      </style:paragraph-properties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>Kinkel Adrian</text:span><text:span text:style-name="T2"/></text:p>
      <text:p text:style-name="P2"><text:span text:style-name="T2">Specyfikacja gry "GoBird".</text:span></text:p>
      <text:p text:style-name="P2"><text:span text:style-name="T3"/></text:p>
      <text:p text:style-name="P3"><text:span text:style-name="T4">Streszczenie:</text:span><text:span text:style-name="T5"/></text:p>
      <text:p text:style-name="P3"><text:span text:style-name="T6">Użytkownik wciela się w małego ptaszka, który ma zadanie przelecieć jak najdłuższą drogę przy napotykających go przeszkodach.</text:span></text:p>
      <text:p text:style-name="P3"><text:span text:style-name="T7">1. Wstęp:</text:span></text:p>
      <text:p text:style-name="P3"><text:span text:style-name="T7">1.1. Cel:</text:span></text:p>
      <text:p text:style-name="P3"><text:span text:style-name="T8">Celem gry będzie zdobycie jak największego wyniku, czyli przelecenia jak najdłuższej trasy bez uderzenia w przeszkodę.</text:span></text:p>
      <text:p text:style-name="P3"><text:span text:style-name="T9">1.2. Zakres:</text:span></text:p>
      <text:p text:style-name="P3"><text:span text:style-name="T10">Zakres gry polega na omijaniu przeszkód małym ptaszkiem i skupieniu się na zdobyciu jak największego wyniku.</text:span><text:span text:style-name="T11"/></text:p>
      <text:p text:style-name="P3"><text:span text:style-name="T11">1.3. Definicje, akronimy i skróty:</text:span></text:p>
      <text:p text:style-name="P3"><text:span text:style-name="T12">Clicker</text:span><text:span text:style-name="T13"><text:s/>- charakterystyczna nazwa dla gier polegająca tylko na używaniu jednego przycisku w celu jakiejkolwiek interakcji. </text:span></text:p>
      <text:p text:style-name="P3"><text:span text:style-name="T14">2D</text:span><text:span text:style-name="T15"><text:s/>- grafika dwuwymiarowa.</text:span></text:p>
      <text:p text:style-name="P3"><text:span text:style-name="T16">1.4. Referencje, odsyłacze do innych dokumentów:</text:span></text:p>
      <text:p text:style-name="P3"><text:span text:style-name="T17">Pomysł na moją grę zaczerpnąłem z aplikacji na smartphone FlappyBird, w której sam spędziłem mnóstwo czasu.</text:span></text:p>
      <text:p text:style-name="P3"><text:a xlink:href="https://psmag.com/.image/t_share/MTI3NTgyMjIwOTYwNjM1MzU4/flappy-bird.jpg"><text:span text:style-name="T18">https://psmag.com/.image/t_share/MTI3NTgyMjIwOTYwNjM1MzU4/flappy-bird.jpg</text:span></text:a><text:span text:style-name="T19"/></text:p>
      <text:p text:style-name="P3"><text:span text:style-name="T19">1.5. Krótki przegląd:</text:span></text:p>
      <text:p text:style-name="P3"><text:span text:style-name="T20">Gra będzie typowym clickerem, na pierwszy rzut oka wygląda niepozornie lecz emocje z nią związane wywołują świetną rozrywkę.</text:span></text:p>
      <text:p text:style-name="P3"><text:span text:style-name="T21">2. Ogólny opis:</text:span></text:p>
      <text:p text:style-name="P3"><text:span text:style-name="T21">2.1. Walory użytkowe i przydatność projektowanego systemu:</text:span></text:p>
      <text:p text:style-name="P3"><text:span text:style-name="T22">Gra będzie idealna na spędzanie wolnego czasu i rywalizację ze znajomymi.</text:span></text:p>
      <text:p text:style-name="P3"><text:span text:style-name="T23">2.2. Ogólne możliwości projektowanego systemu:</text:span></text:p>
      <text:p text:style-name="P3"><text:span text:style-name="T24">Projekt powinnien sprawdzić się dla każdej osoby chętnej na chwilę odskoczni od świata realnego. Gra nie będzie miała poziomów trudności czy skomplikowanej mechaniki więc sprawdzi się dla użytkownika o dowolnym wieku.</text:span></text:p>
      <text:p text:style-name="P3"><text:span text:style-name="T25">2.3. Ogólne ograniczenia:</text:span></text:p>
      <text:p text:style-name="P3"><text:span text:style-name="T26">Gra najprawdopobniej będzie stworzona na modelu gier 2D (widzimy postać od boku). Naszym zadaniem będzie naciskanie jednego klawisza więc sama mechanika gry i model 2D może nie odpowiadać każdemu użytkownikowi.</text:span></text:p>
      <text:p text:style-name="P3"><text:span text:style-name="T27">2.4. Charakterystyka użytkowników:</text:span></text:p>
      <text:p text:style-name="P3"><text:span text:style-name="T28">Każdy użytkownik początkowo wciela się w tą samą postać(małego ptaka). Przebieg gry będzie zmieniał się wraz z jej postępem przez losowo generowany tor. Użytkownik ma wpływ na to czy uda mu się ominąć przeszkody czy też nie.</text:span></text:p>
      <text:p text:style-name="P3"><text:span text:style-name="T29">2.5. Środowisko operacyjne:</text:span></text:p>
      <text:p text:style-name="P3"><text:span text:style-name="T30">Środowiskiem operacyjnym projektu będzie Visual Studio 2017.</text:span></text:p>
      <text:p text:style-name="P3"><text:span text:style-name="T31">2.6. Założenia i zależności:</text:span></text:p>
      <text:p text:style-name="P3"><text:span text:style-name="T32">W grze naszym zadaniem będzie kontrolowanie lotu ptaka przy użyciu klawisza "SPACE". Gdy nacisniemy klawisz podfruniemy nieco w górę. Spadanie ptaka będzie samoistne bez używania czegokolwiek. Przeszkodami naszego bohatera będą losowo generowane w różnych rozmiarach kolumny z góry i z dołu planszy, pomiędzy którymi musimy się zmieścić. W przypadku gdy uderzymy w którąś z kolumn nasza rozgrywka dobiega końca i możemy zacząć od początku. Grę zaczynamy od naciśnięcia przycisku "SPACE". Przy użyciu klawisza "ESC" wejdziemy w MENU, które będzie służyło za pauze naszej gry oraz znajdziemy w nim możliwość wyłączenia bądź włączenia muzyki i wyjście z gry. Licznik punktów(ilość kolumn, które udało nam się ominąć) będzie ukazywany podczas rozgrywki oraz podsumowanie po jej zakończeniu.</text:span></text:p>
      <text:p text:style-name="P3"><text:span text:style-name="T33">3. Specyficzne wymagania:</text:span></text:p>
      <text:p text:style-name="P3"><text:span text:style-name="T33">3.1. Wymagania funkcjonalne (funkcje systemu):</text:span></text:p>
      <text:p text:style-name="P3"><text:span text:style-name="T34">Gra powinna działać na większości systemów operacyjnych na których przynajmniej znajduje się Windows XP.</text:span><text:span text:style-name="T35"/></text:p>
      <text:p text:style-name="P3"><text:span text:style-name="T35">3.2. Wymagania niefunkcjonalne (ograniczenia):</text:span></text:p>
      <text:p text:style-name="P3"><text:span text:style-name="T36">Gra nie będzie działała na smartphonach.</text:span></text:p>
      <text:p text:style-name="P3"><text:span text:style-name="T37"/></text:p>
      <text:p text:style-name="P4"><draw:frame text:anchor-type="as-char" svg:width="152.40mm" svg:height="97.90mm" style:rel-width="scale" style:rel-height="scale"><draw:object-ole xlink:href="OleObj1"/><draw:image xlink:href="ObjectReplacements/OleObj1"/></draw:frame><text:span text:style-name="T39"/></text:p>
      <text:p text:style-name="P5"><text:span text:style-name="T39"/></text:p>
      <text:p text:style-name="P6"><text:span text:style-name="T40"><text:tab/></text:span><text:span text:style-name="T41">Harmonogram</text:span><text:span text:style-name="T42">:</text:span><text:span text:style-name="T43"/></text:p>
      <text:p text:style-name="P7"><text:span text:style-name="T44">・<text:tab/></text:span><text:span text:style-name="T45">1 tydz. - ogólne kodowanie konsoli.<text:s/></text:span><text:span text:style-name="T46"/></text:p>
      <text:p text:style-name="P7"><text:span text:style-name="T47">・<text:tab/></text:span><text:span text:style-name="T48">2 tydz. - stworzenie głównego menu.</text:span><text:span text:style-name="T49"/></text:p>
      <text:p text:style-name="P7"><text:span text:style-name="T50">・<text:tab/></text:span><text:span text:style-name="T51">3 tydz. - stworzenie głównej postaci i pojawianie się jej w konsoli (dodanie klawiatury – ruch postaci).</text:span><text:span text:style-name="T52"/></text:p>
      <text:p text:style-name="P7"><text:span text:style-name="T53">・<text:tab/></text:span><text:span text:style-name="T54">4 tydz.- tworzenie bitmap i dodanie ich do programu.</text:span><text:span text:style-name="T55"/></text:p>
      <text:p text:style-name="P7"><text:span text:style-name="T56">・<text:tab/></text:span><text:span text:style-name="T57">5 tydz. - dodajemy do gry poruszanie się planszy.</text:span><text:span text:style-name="T58"/></text:p>
      <text:p text:style-name="P7"><text:span text:style-name="T59">・<text:tab/></text:span><text:span text:style-name="T60">6 tydz. - dodajemy wykrywanie kolizji – działanie na uderzenie w przeszkody(kolumny – bitmapy).</text:span><text:span text:style-name="T61"/></text:p>
      <text:p text:style-name="P7"><text:span text:style-name="T62">・<text:tab/></text:span><text:span text:style-name="T63">7 tydz. - dodajemy licznik punktów oraz dźwięki.</text:span><text:span text:style-name="T64"/></text:p>
      <text:p text:style-name="P8"><text:span text:style-name="T64"><text:s text:c="6"/></text:span><text:span text:style-name="T65">・<text:tab/></text:span><text:span text:style-name="T66">8 tydz.- optymalizowanie gry i dokładne jej sprawdzanie.<text:s/></text:span><text:span text:style-name="T67"/></text:p>
      <text:p text:style-name="P8"><text:span text:style-name="T67"/></text:p>
      <text:p text:style-name="P8"><text:span text:style-name="T67"/></text:p>
      <text:p text:style-name="P8"><text:span text:style-name="T68"/></text:p>
      <text:p text:style-name="P8"><text:span text:style-name="T69"/></text:p>
      <text:p text:style-name="P8"><text:span text:style-name="T69"/></text:p>
      <text:p text:style-name="P8"><text:span text:style-name="T69"/></text:p>
      <text:p text:style-name="P8"><text:span text:style-name="T69"/></text:p>
      <text:p text:style-name="P8"><text:span text:style-name="T70"/></text:p>
      <text:p text:style-name="P8"><text:span text:style-name="T70"/></text:p>
      <text:p text:style-name="P8"><text:span text:style-name="T70"/></text:p>
      <text:p text:style-name="P9"><text:span text:style-name="T71"/></text:p>
      <text:p text:style-name="P9"><text:span text:style-name="T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